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4" style:family="table-cell" style:parent-style-name="Default">
      <style:text-properties fo:color="#ffd428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2.009cm" svg:height="11.057cm" svg:x="0.027cm" svg:y="3.234cm">
            <draw:object draw:notify-on-update-of-ranges="List1.A2:List1.A5 List1.B1:List1.B1 List1.B2:List1.B5 List1.C1:List1.C1 List1.C2:List1.C5 List1.D1:List1.D1 List1.D2:List1.D5 List1.E1:List1.E1 List1.E2:Lis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Celkový graf na 34 dotazech</svg:desc>
          </draw:frame>
          <draw:frame draw:z-index="1" draw:style-name="gr1" draw:text-style-name="P1" svg:width="21.882cm" svg:height="11.069cm" svg:x="27.226cm" svg:y="3.369cm">
            <draw:object draw:notify-on-update-of-ranges="List1.M2:List1.M5 List1.N1:List1.N1 List1.N2:List1.N5 List1.O1:List1.O1 List1.O2:List1.O5 List1.P1:List1.P1 List1.P2:List1.P5 List1.Q1:List1.Q1 List1.Q2:List1.Q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.024cm" svg:height="6.647cm" svg:x="0.083cm" svg:y="20.473cm">
            <draw:object draw:notify-on-update-of-ranges="List1.A35:List1.A35 List1.A36:List1.A43 List1.B35:List1.B35 List1.B36:List1.B43 List1.C35:List1.C35 List1.C36:List1.C43 List1.D35:List1.D35 List1.D36:List1.D43 List1.E35:List1.E35 List1.E36:List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desc>Without indexes strict</svg:desc>
          </draw:frame>
          <draw:frame draw:z-index="3" draw:style-name="gr1" draw:text-style-name="P1" svg:width="28.2cm" svg:height="6.86cm" svg:x="0cm" svg:y="28.096cm">
            <draw:object draw:notify-on-update-of-ranges="List1.G35:List1.G35 List1.G36:List1.G43 List1.H35:List1.H35 List1.H36:List1.H43 List1.I35:List1.I35 List1.I36:List1.I43 List1.J35:List1.J35 List1.J36:List1.J43 List1.K35:List1.K35 List1.K36:List1.K43 List1.L35:List1.L35 List1.L36:List1.L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.595cm" svg:height="5.725cm" svg:x="0.11cm" svg:y="41.662cm">
            <draw:object draw:notify-on-update-of-ranges="List1.A82:List1.A82 List1.A83:List1.A90 List1.B82:List1.B82 List1.B83:List1.B90 List1.C82:List1.C82 List1.C83:List1.C90 List1.D82:List1.D82 List1.D83:List1.D90 List1.E82:List1.E82 List1.E83:List1.E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.566cm" svg:height="5.877cm" svg:x="0.101cm" svg:y="48.523cm">
            <draw:object draw:notify-on-update-of-ranges="List1.G82:List1.G82 List1.G83:List1.G90 List1.H82:List1.H82 List1.H83:List1.H90 List1.I82:List1.I82 List1.I83:List1.I90 List1.J82:List1.J82 List1.J83:List1.J90 List1.K82:List1.K82 List1.K83:List1.K90 List1.L82:List1.L82 List1.L83:List1.L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  <table:table-cell table:number-columns-repeated="7"/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text:p>Loose without indexe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Loose without indexe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ose with index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Loose with indexe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rict without index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Strict without index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rict with index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Strict with index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Wthout indexes strict</text:p>
          </table:table-cell>
          <table:table-cell table:number-columns-repeated="5"/>
          <table:table-cell office:value-type="string" calcext:value-type="string">
            <text:p>Wthout indexes loos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Total Querie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Total Queri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dition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Joins and Un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Joins and Union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ggregat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ggregations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rouping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Grouping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ase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indow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Window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otal Count</text:p>
          </table:table-cell>
          <table:table-cell table:style-name="ce1" table:formula="of:=SUM([.B36:.B43])" office:value-type="float" office:value="11" calcext:value-type="float">
            <text:p>11</text:p>
          </table:table-cell>
          <table:table-cell table:style-name="ce1" table:formula="of:=SUM([.C36:.C43])" office:value-type="float" office:value="11" calcext:value-type="float">
            <text:p>11</text:p>
          </table:table-cell>
          <table:table-cell table:style-name="ce1" table:formula="of:=SUM([.D36:.D43])" office:value-type="float" office:value="6" calcext:value-type="float">
            <text:p>6</text:p>
          </table:table-cell>
          <table:table-cell table:style-name="ce1" table:formula="of:=SUM([.E36:.E43])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Total Count</text:p>
          </table:table-cell>
          <table:table-cell table:style-name="ce1" table:formula="of:=SUM([.H36:.H43])" office:value-type="float" office:value="17" calcext:value-type="float">
            <text:p>17</text:p>
          </table:table-cell>
          <table:table-cell table:style-name="ce1" table:formula="of:=SUM([.I36:.I43])" office:value-type="float" office:value="17" calcext:value-type="float">
            <text:p>17</text:p>
          </table:table-cell>
          <table:table-cell table:style-name="ce1" table:formula="of:=SUM([.J36:.J43])" office:value-type="float" office:value="12" calcext:value-type="float">
            <text:p>12</text:p>
          </table:table-cell>
          <table:table-cell table:style-name="ce1" table:formula="of:=SUM([.K36:.K43])" office:value-type="float" office:value="14" calcext:value-type="float">
            <text:p>14</text:p>
          </table:table-cell>
          <table:table-cell table:style-name="ce1" table:formula="of:=SUM([.L36:.L4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style-name="ce4"/>
          <table:table-cell table:number-columns-repeated="4"/>
        </table:table-row>
        <table:table-row table:style-name="ro1" table:number-rows-repeated="34">
          <table:table-cell table:number-columns-repeated="17"/>
        </table:table-row>
        <table:table-row table:style-name="ro1">
          <table:table-cell office:value-type="string" calcext:value-type="string">
            <text:p>With indexes strict</text:p>
          </table:table-cell>
          <table:table-cell table:number-columns-repeated="5"/>
          <table:table-cell office:value-type="string" calcext:value-type="string">
            <text:p>With indexes loos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Total Queries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Total Queries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Condition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Condition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Joins and Union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Joins and Union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Aggregat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ggregations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Grouping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Grouping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as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Window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indow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Total Count</text:p>
          </table:table-cell>
          <table:table-cell table:style-name="ce1" table:formula="of:=SUM([.B83:.B90])" office:value-type="float" office:value="10" calcext:value-type="float">
            <text:p>10</text:p>
          </table:table-cell>
          <table:table-cell table:style-name="ce1" table:formula="of:=SUM([.C83:.C90])" office:value-type="float" office:value="11" calcext:value-type="float">
            <text:p>11</text:p>
          </table:table-cell>
          <table:table-cell table:style-name="ce1" table:formula="of:=SUM([.D83:.D90])" office:value-type="float" office:value="6" calcext:value-type="float">
            <text:p>6</text:p>
          </table:table-cell>
          <table:table-cell table:style-name="ce1" table:formula="of:=SUM([.E83:.E90])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Total Count</text:p>
          </table:table-cell>
          <table:table-cell table:style-name="ce1" table:formula="of:=SUM([.H83:.H90])" office:value-type="float" office:value="18" calcext:value-type="float">
            <text:p>18</text:p>
          </table:table-cell>
          <table:table-cell table:style-name="ce1" table:formula="of:=SUM([.I83:.I90])" office:value-type="float" office:value="15" calcext:value-type="float">
            <text:p>15</text:p>
          </table:table-cell>
          <table:table-cell table:style-name="ce1" table:formula="of:=SUM([.J83:.J90])" office:value-type="float" office:value="12" calcext:value-type="float">
            <text:p>12</text:p>
          </table:table-cell>
          <table:table-cell table:style-name="ce1" table:formula="of:=SUM([.K83:.K90])" office:value-type="float" office:value="13" calcext:value-type="float">
            <text:p>13</text:p>
          </table:table-cell>
          <table:table-cell table:style-name="ce1" table:formula="of:=SUM([.L83:.L90])" office:value-type="float" office:value="30" calcext:value-type="float">
            <text:p>30</text:p>
          </table:table-cell>
          <table:table-cell table:style-name="ce1"/>
          <table:table-cell table:number-columns-repeated="4"/>
        </table:table-row>
        <table:table-row table:style-name="ro1" table:number-rows-repeated="33">
          <table:table-cell table:number-columns-repeated="17"/>
        </table:table-row>
        <table:table-row table:style-name="ro1">
          <table:table-cell office:value-type="string" calcext:value-type="string">
            <text:p>Celkově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  <table:table-cell table:number-columns-repeated="7"/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text:p>Loose without indexes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Loose without indexe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ose with indexe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Loose with indexe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rict without index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Strict without index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rict with index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Strict with index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Wthout indexes strict</text:p>
          </table:table-cell>
          <table:table-cell table:number-columns-repeated="5"/>
          <table:table-cell office:value-type="string" calcext:value-type="string">
            <text:p>Wthout indexes loos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Total Queries</text:p>
          </table:table-cell>
          <table:table-cell table:style-name="ce1"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Total Queri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dition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Joins and Un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Joins and Union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ggregat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Aggregations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rouping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Grouping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ase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indow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Window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otal Count</text:p>
          </table:table-cell>
          <table:table-cell table:style-name="ce1" table:formula="of:=SUM([.B136:.B143])" office:value-type="float" office:value="11" calcext:value-type="float">
            <text:p>11</text:p>
          </table:table-cell>
          <table:table-cell table:style-name="ce1" table:formula="of:=SUM([.C136:.C143])" office:value-type="float" office:value="11" calcext:value-type="float">
            <text:p>11</text:p>
          </table:table-cell>
          <table:table-cell table:style-name="ce1" table:formula="of:=SUM([.D136:.D143])" office:value-type="float" office:value="6" calcext:value-type="float">
            <text:p>6</text:p>
          </table:table-cell>
          <table:table-cell table:style-name="ce1" table:formula="of:=SUM([.E136:.E143])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Total Count</text:p>
          </table:table-cell>
          <table:table-cell table:style-name="ce1" table:formula="of:=SUM([.H136:.H143])" office:value-type="float" office:value="17" calcext:value-type="float">
            <text:p>17</text:p>
          </table:table-cell>
          <table:table-cell table:style-name="ce1" table:formula="of:=SUM([.I136:.I143])" office:value-type="float" office:value="17" calcext:value-type="float">
            <text:p>17</text:p>
          </table:table-cell>
          <table:table-cell table:style-name="ce1" table:formula="of:=SUM([.J136:.J143])" office:value-type="float" office:value="12" calcext:value-type="float">
            <text:p>12</text:p>
          </table:table-cell>
          <table:table-cell table:style-name="ce1" table:formula="of:=SUM([.K136:.K143])" office:value-type="float" office:value="14" calcext:value-type="float">
            <text:p>14</text:p>
          </table:table-cell>
          <table:table-cell table:style-name="ce1" table:formula="of:=SUM([.L136:.L14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With indexes strict</text:p>
          </table:table-cell>
          <table:table-cell table:number-columns-repeated="5"/>
          <table:table-cell office:value-type="string" calcext:value-type="string">
            <text:p>With indexes loos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Total Queries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qlServer</text:p>
          </table:table-cell>
          <table:table-cell table:style-name="ce1" office:value-type="string" calcext:value-type="string">
            <text:p>Oracle</text:p>
          </table:table-cell>
          <table:table-cell table:style-name="ce1" office:value-type="string" calcext:value-type="string">
            <text:p>PostgreSql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Total Queri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Distinc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dition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Condition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Joins and Union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Joins and Union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ggregat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Aggregations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rouping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Grouping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as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indow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indow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otal Count</text:p>
          </table:table-cell>
          <table:table-cell table:style-name="ce1" table:formula="of:=SUM([.B148:.B155])" office:value-type="float" office:value="10" calcext:value-type="float">
            <text:p>10</text:p>
          </table:table-cell>
          <table:table-cell table:style-name="ce1" table:formula="of:=SUM([.C148:.C155])" office:value-type="float" office:value="11" calcext:value-type="float">
            <text:p>11</text:p>
          </table:table-cell>
          <table:table-cell table:style-name="ce1" table:formula="of:=SUM([.D148:.D155])" office:value-type="float" office:value="6" calcext:value-type="float">
            <text:p>6</text:p>
          </table:table-cell>
          <table:table-cell table:style-name="ce3" table:formula="of:=SUM([.E148:.E155])"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Total Count</text:p>
          </table:table-cell>
          <table:table-cell table:style-name="ce1" table:formula="of:=SUM([.H148:.H155])" office:value-type="float" office:value="18" calcext:value-type="float">
            <text:p>18</text:p>
          </table:table-cell>
          <table:table-cell table:style-name="ce1" table:formula="of:=SUM([.I148:.I155])" office:value-type="float" office:value="15" calcext:value-type="float">
            <text:p>15</text:p>
          </table:table-cell>
          <table:table-cell table:style-name="ce1" table:formula="of:=SUM([.J148:.J155])" office:value-type="float" office:value="12" calcext:value-type="float">
            <text:p>12</text:p>
          </table:table-cell>
          <table:table-cell table:style-name="ce1" table:formula="of:=SUM([.K148:.K155])" office:value-type="float" office:value="13" calcext:value-type="float">
            <text:p>13</text:p>
          </table:table-cell>
          <table:table-cell table:style-name="ce1" table:formula="of:=SUM([.L148:.L155])"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2P2" style:volatile="true">
      <number:text> </number:text>
      <number:fill-character> </number:fill-character>
      <number:text>- Kč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č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number number:decimal-places="0" number:min-decimal-places="0" number:min-integer-digits="1" number:grouping="true"/>
      <number:text> Kč</number:text>
    </number:number-style>
    <number:number-style style:name="N15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Kč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Kč</number:text>
    </number:number-style>
    <number:number-style style:name="N157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Kč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    </number:text>
    </number:number-style>
    <number:number-style style:name="N15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 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 </number:text>
    </number:number-style>
    <number:number-style style:name="N16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 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2P0"/>
    </number:number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3P2" style:volatile="true">
      <number:text> </number:text>
      <number:fill-character> </number:fill-character>
      <number:text>-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4P2" style:volatile="true">
      <number:text> </number:text>
      <number:fill-character> </number:fill-character>
      <number:text>- Kč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č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.00.0000</text:date>, <text:time style:data-style-name="N2" text:time-value="07:16:50.191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8:27:30.629000000</meta:creation-date>
    <dc:date>2024-05-26T08:15:20.227000000</dc:date>
    <meta:editing-duration>PT4H9M41S</meta:editing-duration>
    <meta:editing-cycles>5</meta:editing-cycles>
    <meta:generator>LibreOffice/7.6.3.2$Windows_X86_64 LibreOffice_project/29d686fea9f6705b262d369fede658f824154cc0</meta:generator>
    <meta:document-statistic meta:table-count="1" meta:cell-count="545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1cm" svg:height="11.058cm" xlink:href=".." xlink:type="simple" chart:class="chart:bar" chart:style-name="ch1">
        <chart:legend chart:legend-position="end" svg:x="19.562cm" svg:y="4.483cm" style:legend-expansion="high" chart:style-name="ch2"/>
        <chart:plot-area chart:style-name="ch3" table:cell-range-address="List1.A1:List1.E5" chart:data-source-has-labels="both" svg:x="0.44cm" svg:y="0.221cm" svg:width="18.682cm" svg:height="10.616cm">
          <chart:coordinate-region svg:x="1.061cm" svg:y="0.42cm" svg:width="18.061cm" svg:height="9.77cm"/>
          <chart:axis chart:dimension="x" chart:name="primary-x" chart:style-name="ch4" chartooo:axis-type="auto">
            <chartooo:date-scale/>
            <chart:categories table:cell-range-address="List1.A2:Lis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2:List1.B5" chart:label-cell-address="List1.B1:List1.B1" chart:class="chart:bar">
            <chart:data-point chart:repeated="4"/>
          </chart:series>
          <chart:series chart:style-name="ch8" chart:values-cell-range-address="List1.C2:List1.C5" chart:label-cell-address="List1.C1:List1.C1" chart:class="chart:bar">
            <chart:data-point chart:repeated="4"/>
          </chart:series>
          <chart:series chart:style-name="ch9" chart:values-cell-range-address="List1.D2:List1.D5" chart:label-cell-address="List1.D1:List1.D1" chart:class="chart:bar">
            <chart:data-point chart:repeated="4"/>
          </chart:series>
          <chart:series chart:style-name="ch10" chart:values-cell-range-address="List1.E2:List1.E5" chart:label-cell-address="List1.E1:List1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B1:List1.B1</svg:desc>
                </draw:g>
              </table:table-cell>
              <table:table-cell office:value-type="string">
                <text:p>Oracle</text:p>
                <draw:g>
                  <svg:desc>List1.C1:List1.C1</svg:desc>
                </draw:g>
              </table:table-cell>
              <table:table-cell office:value-type="string">
                <text:p>PostgreSql</text:p>
                <draw:g>
                  <svg:desc>List1.D1:List1.D1</svg:desc>
                </draw:g>
              </table:table-cell>
              <table:table-cell office:value-type="string">
                <text:p>MySql</text:p>
                <draw:g>
                  <svg:desc>List1.E1:Lis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se without indexes</text:p>
                <draw:g>
                  <svg:desc>List1.A2:List1.A5</svg:desc>
                </draw:g>
              </table:table-cell>
              <table:table-cell office:value-type="float" office:value="21">
                <text:p>21</text:p>
                <draw:g>
                  <svg:desc>List1.B2:List1.B5</svg:desc>
                </draw:g>
              </table:table-cell>
              <table:table-cell office:value-type="float" office:value="18">
                <text:p>18</text:p>
                <draw:g>
                  <svg:desc>List1.C2:List1.C5</svg:desc>
                </draw:g>
              </table:table-cell>
              <table:table-cell office:value-type="float" office:value="14">
                <text:p>14</text:p>
                <draw:g>
                  <svg:desc>List1.D2:List1.D5</svg:desc>
                </draw:g>
              </table:table-cell>
              <table:table-cell office:value-type="float" office:value="18">
                <text:p>18</text:p>
                <draw:g>
                  <svg:desc>List1.E2:List1.E5</svg:desc>
                </draw:g>
              </table:table-cell>
            </table:table-row>
            <table:table-row>
              <table:table-cell office:value-type="string">
                <text:p>Loose with indexes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rict without indexes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trict with indexes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83cm" svg:height="11.07cm" xlink:href=".." xlink:type="simple" chart:class="chart:bar" chart:style-name="ch1">
        <chart:legend chart:legend-position="end" svg:x="19.435cm" svg:y="4.489cm" style:legend-expansion="high" chart:style-name="ch2"/>
        <chart:plot-area chart:style-name="ch3" table:cell-range-address="List1.M1:List1.Q5" chart:data-source-has-labels="both" svg:x="0.437cm" svg:y="0.221cm" svg:width="18.561cm" svg:height="10.628cm">
          <chart:coordinate-region svg:x="1.058cm" svg:y="0.42cm" svg:width="17.94cm" svg:height="9.782cm"/>
          <chart:axis chart:dimension="x" chart:name="primary-x" chart:style-name="ch4" chartooo:axis-type="auto">
            <chartooo:date-scale/>
            <chart:categories table:cell-range-address="List1.M2:List1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N2:List1.N5" chart:label-cell-address="List1.N1:List1.N1" chart:class="chart:bar">
            <chart:data-point chart:repeated="4"/>
          </chart:series>
          <chart:series chart:style-name="ch8" chart:values-cell-range-address="List1.O2:List1.O5" chart:label-cell-address="List1.O1:List1.O1" chart:class="chart:bar">
            <chart:data-point chart:repeated="4"/>
          </chart:series>
          <chart:series chart:style-name="ch9" chart:values-cell-range-address="List1.P2:List1.P5" chart:label-cell-address="List1.P1:List1.P1" chart:class="chart:bar">
            <chart:data-point chart:repeated="4"/>
          </chart:series>
          <chart:series chart:style-name="ch10" chart:values-cell-range-address="List1.Q2:List1.Q5" chart:label-cell-address="List1.Q1:List1.Q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N1:List1.N1</svg:desc>
                </draw:g>
              </table:table-cell>
              <table:table-cell office:value-type="string">
                <text:p>Oracle</text:p>
                <draw:g>
                  <svg:desc>List1.O1:List1.O1</svg:desc>
                </draw:g>
              </table:table-cell>
              <table:table-cell office:value-type="string">
                <text:p>PostgreSql</text:p>
                <draw:g>
                  <svg:desc>List1.P1:List1.P1</svg:desc>
                </draw:g>
              </table:table-cell>
              <table:table-cell office:value-type="string">
                <text:p>MySql</text:p>
                <draw:g>
                  <svg:desc>List1.Q1:Lis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se without indexes</text:p>
                <draw:g>
                  <svg:desc>List1.M2:List1.M5</svg:desc>
                </draw:g>
              </table:table-cell>
              <table:table-cell office:value-type="float" office:value="17">
                <text:p>17</text:p>
                <draw:g>
                  <svg:desc>List1.N2:List1.N5</svg:desc>
                </draw:g>
              </table:table-cell>
              <table:table-cell office:value-type="float" office:value="17">
                <text:p>17</text:p>
                <draw:g>
                  <svg:desc>List1.O2:List1.O5</svg:desc>
                </draw:g>
              </table:table-cell>
              <table:table-cell office:value-type="float" office:value="12">
                <text:p>12</text:p>
                <draw:g>
                  <svg:desc>List1.P2:List1.P5</svg:desc>
                </draw:g>
              </table:table-cell>
              <table:table-cell office:value-type="float" office:value="14">
                <text:p>14</text:p>
                <draw:g>
                  <svg:desc>List1.Q2:List1.Q5</svg:desc>
                </draw:g>
              </table:table-cell>
            </table:table-row>
            <table:table-row>
              <table:table-cell office:value-type="string">
                <text:p>Loose with indexes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ict without index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ict with index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25cm" svg:height="6.648cm" xlink:href=".." xlink:type="simple" chart:class="chart:bar" chart:style-name="ch1">
        <chart:legend chart:legend-position="end" svg:x="25.206cm" svg:y="2.278cm" style:legend-expansion="high" chart:style-name="ch2"/>
        <chart:plot-area chart:style-name="ch3" table:cell-range-address="List1.A35:List1.E43" chart:data-source-has-labels="both" svg:x="0.56cm" svg:y="0.132cm" svg:width="24.086cm" svg:height="6.384cm">
          <chart:coordinate-region svg:x="1.181cm" svg:y="0.331cm" svg:width="23.465cm" svg:height="5.538cm"/>
          <chart:axis chart:dimension="x" chart:name="primary-x" chart:style-name="ch4" chartooo:axis-type="auto">
            <chartooo:date-scale/>
            <chart:categories table:cell-range-address="List1.A36:List1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36:List1.B43" chart:label-cell-address="List1.B35:List1.B35" chart:class="chart:bar">
            <chart:data-point chart:repeated="8"/>
          </chart:series>
          <chart:series chart:style-name="ch8" chart:values-cell-range-address="List1.C36:List1.C43" chart:label-cell-address="List1.C35:List1.C35" chart:class="chart:bar">
            <chart:data-point chart:repeated="8"/>
          </chart:series>
          <chart:series chart:style-name="ch9" chart:values-cell-range-address="List1.D36:List1.D43" chart:label-cell-address="List1.D35:List1.D35" chart:class="chart:bar">
            <chart:data-point chart:repeated="8"/>
          </chart:series>
          <chart:series chart:style-name="ch10" chart:values-cell-range-address="List1.E36:List1.E43" chart:label-cell-address="List1.E35:List1.E3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B35:List1.B35</svg:desc>
                </draw:g>
              </table:table-cell>
              <table:table-cell office:value-type="string">
                <text:p>Oracle</text:p>
                <draw:g>
                  <svg:desc>List1.C35:List1.C35</svg:desc>
                </draw:g>
              </table:table-cell>
              <table:table-cell office:value-type="string">
                <text:p>PostgreSql</text:p>
                <draw:g>
                  <svg:desc>List1.D35:List1.D35</svg:desc>
                </draw:g>
              </table:table-cell>
              <table:table-cell office:value-type="string">
                <text:p>Total Queries</text:p>
                <draw:g>
                  <svg:desc>List1.E35:Lis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  <draw:g>
                  <svg:desc>List1.A36:List1.A43</svg:desc>
                </draw:g>
              </table:table-cell>
              <table:table-cell office:value-type="float" office:value="0">
                <text:p>0</text:p>
                <draw:g>
                  <svg:desc>List1.B36:List1.B43</svg:desc>
                </draw:g>
              </table:table-cell>
              <table:table-cell office:value-type="float" office:value="1">
                <text:p>1</text:p>
                <draw:g>
                  <svg:desc>List1.C36:List1.C43</svg:desc>
                </draw:g>
              </table:table-cell>
              <table:table-cell office:value-type="float" office:value="0">
                <text:p>0</text:p>
                <draw:g>
                  <svg:desc>List1.D36:List1.D43</svg:desc>
                </draw:g>
              </table:table-cell>
              <table:table-cell office:value-type="float" office:value="1">
                <text:p>1</text:p>
                <draw:g>
                  <svg:desc>List1.E36:List1.E43</svg:desc>
                </draw:g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01cm" svg:height="6.861cm" xlink:href=".." xlink:type="simple" chart:class="chart:bar" chart:style-name="ch1">
        <chart:legend chart:legend-position="end" svg:x="25.382cm" svg:y="2.135cm" style:legend-expansion="high" chart:style-name="ch2"/>
        <chart:plot-area chart:style-name="ch3" table:cell-range-address="List1.G35:List1.L43" chart:data-source-has-labels="both" svg:x="0.564cm" svg:y="0.137cm" svg:width="24.254cm" svg:height="6.587cm">
          <chart:coordinate-region svg:x="1.185cm" svg:y="0.337cm" svg:width="23.633cm" svg:height="5.74cm"/>
          <chart:axis chart:dimension="x" chart:name="primary-x" chart:style-name="ch4" chartooo:axis-type="auto">
            <chartooo:date-scale/>
            <chart:categories table:cell-range-address="List1.G36:List1.G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H36:List1.H43" chart:label-cell-address="List1.H35:List1.H35" chart:class="chart:bar">
            <chart:data-point chart:repeated="8"/>
          </chart:series>
          <chart:series chart:style-name="ch8" chart:values-cell-range-address="List1.I36:List1.I43" chart:label-cell-address="List1.I35:List1.I35" chart:class="chart:bar">
            <chart:data-point chart:repeated="8"/>
          </chart:series>
          <chart:series chart:style-name="ch9" chart:values-cell-range-address="List1.J36:List1.J43" chart:label-cell-address="List1.J35:List1.J35" chart:class="chart:bar">
            <chart:data-point chart:repeated="8"/>
          </chart:series>
          <chart:series chart:style-name="ch10" chart:values-cell-range-address="List1.K36:List1.K43" chart:label-cell-address="List1.K35:List1.K35" chart:class="chart:bar">
            <chart:data-point chart:repeated="8"/>
          </chart:series>
          <chart:series chart:style-name="ch11" chart:values-cell-range-address="List1.L36:List1.L43" chart:label-cell-address="List1.L35:List1.L3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H35:List1.H35</svg:desc>
                </draw:g>
              </table:table-cell>
              <table:table-cell office:value-type="string">
                <text:p>Oracle</text:p>
                <draw:g>
                  <svg:desc>List1.I35:List1.I35</svg:desc>
                </draw:g>
              </table:table-cell>
              <table:table-cell office:value-type="string">
                <text:p>PostgreSql</text:p>
                <draw:g>
                  <svg:desc>List1.J35:List1.J35</svg:desc>
                </draw:g>
              </table:table-cell>
              <table:table-cell office:value-type="string">
                <text:p>MySql</text:p>
                <draw:g>
                  <svg:desc>List1.K35:List1.K35</svg:desc>
                </draw:g>
              </table:table-cell>
              <table:table-cell office:value-type="string">
                <text:p>Total Queries</text:p>
                <draw:g>
                  <svg:desc>List1.L35:List1.L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  <draw:g>
                  <svg:desc>List1.G36:List1.G43</svg:desc>
                </draw:g>
              </table:table-cell>
              <table:table-cell office:value-type="float" office:value="0">
                <text:p>0</text:p>
                <draw:g>
                  <svg:desc>List1.H36:List1.H43</svg:desc>
                </draw:g>
              </table:table-cell>
              <table:table-cell office:value-type="float" office:value="1">
                <text:p>1</text:p>
                <draw:g>
                  <svg:desc>List1.I36:List1.I43</svg:desc>
                </draw:g>
              </table:table-cell>
              <table:table-cell office:value-type="float" office:value="1">
                <text:p>1</text:p>
                <draw:g>
                  <svg:desc>List1.J36:List1.J43</svg:desc>
                </draw:g>
              </table:table-cell>
              <table:table-cell office:value-type="float" office:value="1">
                <text:p>1</text:p>
                <draw:g>
                  <svg:desc>List1.K36:List1.K43</svg:desc>
                </draw:g>
              </table:table-cell>
              <table:table-cell office:value-type="float" office:value="1">
                <text:p>1</text:p>
                <draw:g>
                  <svg:desc>List1.L36:List1.L43</svg:desc>
                </draw:g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96cm" svg:height="5.726cm" xlink:href=".." xlink:type="simple" chart:class="chart:bar" chart:style-name="ch1">
        <chart:legend chart:legend-position="end" svg:x="21.777cm" svg:y="1.817cm" style:legend-expansion="high" chart:style-name="ch2"/>
        <chart:plot-area chart:style-name="ch3" table:cell-range-address="List1.A82:List1.E90" chart:data-source-has-labels="both" svg:x="0.491cm" svg:y="0.114cm" svg:width="20.795cm" svg:height="5.498cm">
          <chart:coordinate-region svg:x="1.112cm" svg:y="0.313cm" svg:width="20.174cm" svg:height="4.652cm"/>
          <chart:axis chart:dimension="x" chart:name="primary-x" chart:style-name="ch4" chartooo:axis-type="auto">
            <chartooo:date-scale/>
            <chart:categories table:cell-range-address="List1.A83:List1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83:List1.B90" chart:label-cell-address="List1.B82:List1.B82" chart:class="chart:bar">
            <chart:data-point chart:repeated="8"/>
          </chart:series>
          <chart:series chart:style-name="ch8" chart:values-cell-range-address="List1.C83:List1.C90" chart:label-cell-address="List1.C82:List1.C82" chart:class="chart:bar">
            <chart:data-point chart:repeated="8"/>
          </chart:series>
          <chart:series chart:style-name="ch9" chart:values-cell-range-address="List1.D83:List1.D90" chart:label-cell-address="List1.D82:List1.D82" chart:class="chart:bar">
            <chart:data-point chart:repeated="8"/>
          </chart:series>
          <chart:series chart:style-name="ch10" chart:values-cell-range-address="List1.E83:List1.E90" chart:label-cell-address="List1.E82:List1.E8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B82:List1.B82</svg:desc>
                </draw:g>
              </table:table-cell>
              <table:table-cell office:value-type="string">
                <text:p>Oracle</text:p>
                <draw:g>
                  <svg:desc>List1.C82:List1.C82</svg:desc>
                </draw:g>
              </table:table-cell>
              <table:table-cell office:value-type="string">
                <text:p>PostgreSql</text:p>
                <draw:g>
                  <svg:desc>List1.D82:List1.D82</svg:desc>
                </draw:g>
              </table:table-cell>
              <table:table-cell office:value-type="string">
                <text:p>Total Queries</text:p>
                <draw:g>
                  <svg:desc>List1.E82:List1.E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  <draw:g>
                  <svg:desc>List1.A83:List1.A90</svg:desc>
                </draw:g>
              </table:table-cell>
              <table:table-cell office:value-type="float" office:value="0">
                <text:p>0</text:p>
                <draw:g>
                  <svg:desc>List1.B83:List1.B90</svg:desc>
                </draw:g>
              </table:table-cell>
              <table:table-cell office:value-type="float" office:value="1">
                <text:p>1</text:p>
                <draw:g>
                  <svg:desc>List1.C83:List1.C90</svg:desc>
                </draw:g>
              </table:table-cell>
              <table:table-cell office:value-type="float" office:value="0">
                <text:p>0</text:p>
                <draw:g>
                  <svg:desc>List1.D83:List1.D90</svg:desc>
                </draw:g>
              </table:table-cell>
              <table:table-cell office:value-type="float" office:value="1">
                <text:p>1</text:p>
                <draw:g>
                  <svg:desc>List1.E83:List1.E90</svg:desc>
                </draw:g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67cm" svg:height="5.878cm" xlink:href=".." xlink:type="simple" chart:class="chart:bar" chart:style-name="ch1">
        <chart:legend chart:legend-position="end" svg:x="21.748cm" svg:y="1.644cm" style:legend-expansion="high" chart:style-name="ch2"/>
        <chart:plot-area chart:style-name="ch3" table:cell-range-address="List1.G82:List1.L90" chart:data-source-has-labels="both" svg:x="0.491cm" svg:y="0.117cm" svg:width="20.766cm" svg:height="5.644cm">
          <chart:coordinate-region svg:x="1.112cm" svg:y="0.316cm" svg:width="20.145cm" svg:height="4.798cm"/>
          <chart:axis chart:dimension="x" chart:name="primary-x" chart:style-name="ch4" chartooo:axis-type="auto">
            <chartooo:date-scale/>
            <chart:categories table:cell-range-address="List1.G83:List1.G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H83:List1.H90" chart:label-cell-address="List1.H82:List1.H82" chart:class="chart:bar">
            <chart:data-point chart:repeated="8"/>
          </chart:series>
          <chart:series chart:style-name="ch8" chart:values-cell-range-address="List1.I83:List1.I90" chart:label-cell-address="List1.I82:List1.I82" chart:class="chart:bar">
            <chart:data-point chart:repeated="8"/>
          </chart:series>
          <chart:series chart:style-name="ch9" chart:values-cell-range-address="List1.J83:List1.J90" chart:label-cell-address="List1.J82:List1.J82" chart:class="chart:bar">
            <chart:data-point chart:repeated="8"/>
          </chart:series>
          <chart:series chart:style-name="ch10" chart:values-cell-range-address="List1.K83:List1.K90" chart:label-cell-address="List1.K82:List1.K82" chart:class="chart:bar">
            <chart:data-point chart:repeated="8"/>
          </chart:series>
          <chart:series chart:style-name="ch11" chart:values-cell-range-address="List1.L83:List1.L90" chart:label-cell-address="List1.L82:List1.L8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Server</text:p>
                <draw:g>
                  <svg:desc>List1.H82:List1.H82</svg:desc>
                </draw:g>
              </table:table-cell>
              <table:table-cell office:value-type="string">
                <text:p>Oracle</text:p>
                <draw:g>
                  <svg:desc>List1.I82:List1.I82</svg:desc>
                </draw:g>
              </table:table-cell>
              <table:table-cell office:value-type="string">
                <text:p>PostgreSql</text:p>
                <draw:g>
                  <svg:desc>List1.J82:List1.J82</svg:desc>
                </draw:g>
              </table:table-cell>
              <table:table-cell office:value-type="string">
                <text:p>MySql</text:p>
                <draw:g>
                  <svg:desc>List1.K82:List1.K82</svg:desc>
                </draw:g>
              </table:table-cell>
              <table:table-cell office:value-type="string">
                <text:p>Total Queries</text:p>
                <draw:g>
                  <svg:desc>List1.L82:List1.L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ributes</text:p>
                <draw:g>
                  <svg:desc>List1.G83:List1.G90</svg:desc>
                </draw:g>
              </table:table-cell>
              <table:table-cell office:value-type="float" office:value="0">
                <text:p>0</text:p>
                <draw:g>
                  <svg:desc>List1.H83:List1.H90</svg:desc>
                </draw:g>
              </table:table-cell>
              <table:table-cell office:value-type="float" office:value="1">
                <text:p>1</text:p>
                <draw:g>
                  <svg:desc>List1.I83:List1.I90</svg:desc>
                </draw:g>
              </table:table-cell>
              <table:table-cell office:value-type="float" office:value="1">
                <text:p>1</text:p>
                <draw:g>
                  <svg:desc>List1.J83:List1.J90</svg:desc>
                </draw:g>
              </table:table-cell>
              <table:table-cell office:value-type="float" office:value="1">
                <text:p>1</text:p>
                <draw:g>
                  <svg:desc>List1.K83:List1.K90</svg:desc>
                </draw:g>
              </table:table-cell>
              <table:table-cell office:value-type="float" office:value="1">
                <text:p>1</text:p>
                <draw:g>
                  <svg:desc>List1.L83:List1.L90</svg:desc>
                </draw:g>
              </table:table-cell>
            </table:table-row>
            <table:table-row>
              <table:table-cell office:value-type="string">
                <text:p>Distinc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ins and Union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ggregation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oup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